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b811" officeooo:paragraph-rsid="0011b811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fo:font-size="18pt" style:text-underline-style="solid" style:text-underline-width="auto" style:text-underline-color="font-color" fo:font-weight="bold" officeooo:rsid="0011b811" officeooo:paragraph-rsid="0011b811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fo:font-weight="bold" officeooo:rsid="0011b811" officeooo:paragraph-rsid="0011b811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1d9f7" officeooo:paragraph-rsid="0011d9f7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text-properties officeooo:paragraph-rsid="0011d9f7"/>
    </style:style>
    <style:style style:name="T1" style:family="text">
      <style:text-properties officeooo:rsid="0011d9f7"/>
    </style:style>
    <style:style style:name="T2" style:family="text">
      <style:text-properties officeooo:rsid="00155466"/>
    </style:style>
    <style:style style:name="T3" style:family="text">
      <style:text-properties officeooo:rsid="0016e0ad"/>
    </style:style>
    <style:style style:name="T4" style:family="text">
      <style:text-properties officeooo:rsid="0018dc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Herramientas de apoyo para personas con diversidades funcionales</text:p>
      <text:p text:style-name="P1"/>
      <text:p text:style-name="P3">Déficit visual</text:p>
      <text:p text:style-name="P1"><text:tab/>- JAWS (Job Access With Speech) es un software cuya principal función es la de fungir como un lector de pantalla para personas ciegas o con visión reducida, permitiendo convertir en audio la información que se muestra en la pantalla del ordenador . Para usar este software es necesario usar un sistema operativo Microsoft Windows.</text:p>
      <text:p text:style-name="P1"><text:tab/>- TalkBack es una opción incluida en los dispositivos móviles Android, que permite a las personas con visión reducida poder usar el dispositivo sin problemas, reproduciendo los textos a audio y feedback de vibración</text:p>
      <text:p text:style-name="P1"/>
      <text:p text:style-name="P1"/>
      <text:p text:style-name="P3">Déficit motriz</text:p>
      <text:p text:style-name="P1"><text:tab/>- Dragon Naturally Speaking es un software de reconocimiento de voz que permite transcribirla a texto. Usado para la redacción de texto sin usar el teclado.</text:p>
      <text:p text:style-name="P1"><text:tab/>- Pulsador de dedo es un dispositivo de reducido tamaño especialmente diseñado para ser accionado con el movimiento de un dedo, pudiendo ser usado como único sistema de acceso.</text:p>
      <text:p text:style-name="P1"/>
      <text:p text:style-name="P3">Déficit auditivo</text:p>
      <text:p text:style-name="P1"><text:tab/>- <text:span text:style-name="T1">112 Accesible es una aplicación móvil pensada para aquellas personas con discapacidad auditiva que tienen dificultades para contactar con emergencias mediante una llamada de voz.</text:span></text:p>
      <text:p text:style-name="P1"><text:tab/>- <text:span text:style-name="T1">Rogervoice es una aplicación móvil que añade subtítulos a las llamadas telefónicas en tiempo real, permitiendo que personas con cierto grado de sordera puedan recibir y realizar llamadas.</text:span></text:p>
      <text:p text:style-name="P1"/>
      <text:p text:style-name="P1"/>
      <text:p text:style-name="P3">Déficit cognit<text:span text:style-name="T4">ivo</text:span></text:p>
      <text:p text:style-name="P6"><text:span text:style-name="T1"><text:tab/>- La fuente </text:span>OpenDyslexic <text:span text:style-name="T2">es una fuente tipografía diseñada </text:span><text:span text:style-name="T4">específicamente para facilitar la lectura de las personas con dislexia, que suponen un 10% <text:s/>de la población mundial</text:span></text:p>
      <text:p text:style-name="P5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13:53:00.779000000</meta:creation-date>
    <dc:date>2024-01-18T14:42:48.420000000</dc:date>
    <meta:editing-duration>PT49M45S</meta:editing-duration>
    <meta:editing-cycles>6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2" meta:word-count="242" meta:character-count="1552" meta:non-whitespace-character-count="1314"/>
  </office:meta>
</office:document-meta>
</file>